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3.6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4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4">
      <style:text-properties fo:color="#000000" style:font-name="Segoe UI" fo:language="none" fo:country="none" style:font-name-asian="Segoe UI" style:language-asian="none" style:country-asian="none" style:font-name-complex="Segoe UI" style:language-complex="none" style:country-complex="none"/>
    </style:style>
    <style:style style:name="ce7" style:family="table-cell" style:parent-style-name="Default" style:data-style-name="N104"/>
    <style:style style:name="T1" style:family="tex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4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Product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hipping</text:p>
          </table:table-cell>
          <table:table-cell table:number-columns-repeated="3"/>
        </table:table-row>
        <table:table-row table:style-name="ro2">
          <table:table-cell table:style-name="ce2" office:value-type="string">
            <text:p>Arduino</text:p>
          </table:table-cell>
          <table:table-cell table:style-name="ce2" office:value-type="string">
            <text:p><text:a xlink:href="http://store.arduino.cc/ww/index.php?main_page=product_info&amp;cPath=11_12&amp;products_id=195">Arduino Uno</text:a></text:p>
          </table:table-cell>
          <table:table-cell table:style-name="ce5" office:value-type="currency" office:currency="USD" office:value="29.96">
            <text:p>$29.96</text:p>
          </table:table-cell>
          <table:table-cell table:style-name="ce2" office:value-type="string">
            <text:p>none</text:p>
          </table:table-cell>
          <table:table-cell table:style-name="ce2" table:number-columns-repeated="3"/>
        </table:table-row>
        <table:table-row table:style-name="ro2">
          <table:table-cell office:value-type="string">
            <text:p>Seed</text:p>
          </table:table-cell>
          <table:table-cell table:style-name="ce3" office:value-type="string">
            <text:p><text:span text:style-name="T1"><text:a xlink:href="http://www.seeedstudio.com/depot/wifi-shield-p-1220.html?cPath=19_20">Wifi Shield</text:a></text:span></text:p>
          </table:table-cell>
          <table:table-cell table:style-name="ce6" office:value-type="currency" office:currency="USD" office:value="59.9">
            <text:p>$59.9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seeedstudio.com/depot/motor-shield-p-913.html">Motor Shield v1.0 – Seed</text:a></text:p>
          </table:table-cell>
          <table:table-cell office:value-type="currency" office:currency="USD" office:value="14.9">
            <text:p>$14.90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seeedstudio.com/depot/grove-serial-bluetooth-p-795.html?cPath=19_21">Grove – Serial Bluetooth v2.0(2.4GHz radio transceiver)</text:a></text:p>
          </table:table-cell>
          <table:table-cell office:value-type="currency" office:currency="USD" office:value="19.9">
            <text:p>$19.9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seeedstudio.com/depot/grove-ultrasonic-ranger-p-960.html?cPath=25_31">Grove – Ultrasonic Ranger(3cm-4m)</text:a></text:p>
          </table:table-cell>
          <table:table-cell office:value-type="currency" office:currency="USD" office:value="14.9">
            <text:p>$14.9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seeedstudio.com/depot/grove-gps-p-959.html?cPath=25_30">Grove – GPS(-160dBm, 40mA, 3.0V)</text:a></text:p>
          </table:table-cell>
          <table:table-cell office:value-type="currency" office:currency="USD" office:value="29.9">
            <text:p>$29.9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seeedstudio.com/depot/grove-80cm-infrared-proximity-sensor-p-788.html?cPath=25_31">Grove – 80cm Infrared Proximity Sensor</text:a></text:p>
          </table:table-cell>
          <table:table-cell office:value-type="currency" office:currency="USD" office:value="13.9">
            <text:p>$13.9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Seed</text:p>
          </table:table-cell>
          <table:table-cell office:value-type="string">
            <text:p><text:a xlink:href="http://www.radioshack.com/product/index.jsp?productId=12688459">Bluetooth Shield</text:a></text:p>
          </table:table-cell>
          <table:table-cell office:value-type="currency" office:currency="USD" office:value="9.97">
            <text:p>$9.97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Parallax</text:p>
          </table:table-cell>
          <table:table-cell office:value-type="string">
            <text:p><text:a xlink:href="http://www.radioshack.com/product/index.jsp?productId=12326359">Ping Sensor</text:a></text:p>
          </table:table-cell>
          <table:table-cell office:value-type="currency" office:currency="USD" office:value="29.99">
            <text:p>$29.99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office:value-type="string">
            <text:p>Arduino</text:p>
          </table:table-cell>
          <table:table-cell office:value-type="string">
            <text:p><text:a xlink:href="http://www.makershed.com/Arduino_WiFi_Shield_p/mksp18.htm">WiFi Shield</text:a></text:p>
          </table:table-cell>
          <table:table-cell office:value-type="currency" office:currency="USD" office:value="84.99">
            <text:p>$84.99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Adafruit</text:p>
          </table:table-cell>
          <table:table-cell office:value-type="string">
            <text:p><text:a xlink:href="http://www.adafruit.com/products/1272">Ultimate GPS Logger Shield</text:a></text:p>
          </table:table-cell>
          <table:table-cell office:value-type="currency" office:currency="USD" office:value="49.95">
            <text:p>$49.95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3">
          <table:table-cell office:value-type="string">
            <text:p>Adafruit</text:p>
          </table:table-cell>
          <table:table-cell office:value-type="string">
            <text:p><text:a xlink:href="http://www.adafruit.com/products/1272#Description">GPS Antenna – External 3-5V</text:a></text:p>
          </table:table-cell>
          <table:table-cell office:value-type="currency" office:currency="USD" office:value="12.95">
            <text:p>$12.95</text:p>
          </table:table-cell>
          <table:table-cell office:value-type="string">
            <text:p>?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1:Sheet1.D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07/28/2013</text:date>, <text:time>23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22:52:47.12</meta:creation-date>
    <dc:date>2013-07-28T23:12:58.17</dc:date>
    <meta:editing-duration>PT4M50S</meta:editing-duration>
    <meta:editing-cycles>1</meta:editing-cycles>
    <meta:document-statistic meta:table-count="3" meta:cell-count="52" meta:object-count="0"/>
    <meta:generator>OpenOffice.org/3.4.1$Win32 OpenOffice.org_project/341m1$Build-9593</meta:generator>
  </office:meta>
</office:document-meta>
</file>